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f185513e-e2ac-257f-c188-c9c16d764725"/>My-Practo-Diary</text:p>
      <text:p text:style-name="P2">Day 1</text:p>
      <text:p text:style-name="P4"><text:span text:style-name="T1">GIT:</text:span></text:p>
      <text:list xml:id="list3190405084835410623" text:style-name="L1">
        <text:list-item>
          <text:p text:style-name="P5">git init to initialise git repository</text:p>
        </text:list-item>
        <text:list-item>
          <text:p text:style-name="P5">git status to know the status of our project(use it often)</text:p>
        </text:list-item>
        <text:list-item>
          <text:p text:style-name="P5">git keeps track of file only if use the command git add</text:p>
        </text:list-item>
        <text:list-item>
          <text:p text:style-name="P5">to store our changes in repository use git commit -m ""</text:p>
        </text:list-item>
        <text:list-item>
          <text:p text:style-name="P5">git add '*.txt' stages all the text files irrespective of where they are present</text:p>
        </text:list-item>
        <text:list-item>
          <text:p text:style-name="P5">git commit -m '' to commit changes</text:p>
        </text:list-item>
        <text:list-item>
          <text:p text:style-name="P5">git log remembers the commits we have done so far</text:p>
        </text:list-item>
        <text:list-item>
          <text:p text:style-name="P5">git log --summary for extra information</text:p>
        </text:list-item>
        <text:list-item>
          <text:p text:style-name="P5">git remote add origin link(origin is remote name and link is repository url) this command adds our local repo to server ie link</text:p>
        </text:list-item>
        <text:list-item>
          <text:p text:style-name="P5">The push command tells Git where to put our commits when we're ready, For example,pushing our local changes to our origin repo (on GitHub).</text:p>
        </text:list-item>
        <text:list-item>
          <text:p text:style-name="P5">git push -u origin master -u remembers origin and master(no need to call it every time)</text:p>
        </text:list-item>
        <text:list-item>
          <text:p text:style-name="P5">git pull origin and master to get a updated version of master</text:p>
        </text:list-item>
        <text:list-item>
          <text:p text:style-name="P5">HEAD points to recent commit</text:p>
        </text:list-item>
        <text:list-item>
          <text:p text:style-name="P5">git diff HEAD</text:p>
        </text:list-item>
        <text:list-item>
          <text:p text:style-name="P5">git diff --staged</text:p>
        </text:list-item>
        <text:list-item>
          <text:p text:style-name="P5">git reset filepath to unstage a file</text:p>
        </text:list-item>
        <text:list-item>
          <text:p text:style-name="P5">git checkout --octocat.txt(changes repository to last committed)</text:p>
        </text:list-item>
        <text:list-item>
          <text:p text:style-name="P5">git branch new-branch</text:p>
        </text:list-item>
        <text:list-item>
          <text:p text:style-name="P5">git checkout octocat.txt(shifts to a branch)</text:p>
        </text:list-item>
        <text:list-item>
          <text:p text:style-name="P5">Staged files are files ready to get committed</text:p>
        </text:list-item>
        <text:list-item>
          <text:p text:style-name="P5">git add does staging</text:p>
        </text:list-item>
        <text:list-item>
          <text:p text:style-name="P5">diff looks among staged files</text:p>
        </text:list-item>
        <text:list-item>
          <text:p text:style-name="P5">checkout is used to switch among branches and master</text:p>
        </text:list-item>
      </text:list>
      <text:p text:style-name="P1">HTML/CSS:</text:p>
      <text:p text:style-name="P3">HTML:Hypertext Markup Language</text:p>
      <text:p text:style-name="P3"><text:soft-page-break/>CSS:Cascading Style Sheets</text:p>
      <text:p text:style-name="P3">Learnt how to add paragraphs, headings, images and links to a webpage from codeacademy site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7:40:46.397176355</dc:date>
    <meta:document-statistic meta:table-count="0" meta:image-count="0" meta:object-count="0" meta:page-count="2" meta:paragraph-count="30" meta:word-count="264" meta:character-count="1394" meta:non-whitespace-character-count="1186"/>
    <meta:generator>LibreOffice/4.2.8.2$Linux_X86_64 LibreOffice_project/420m0$Build-2</meta:generator>
  </office:meta>
</office:document-meta>
</file>